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officeooo:rsid="000de4c7" officeooo:paragraph-rsid="000de4c7"/>
    </style:style>
    <style:style style:name="T1" style:family="text">
      <style:text-properties style:font-name="Liberation Serif" fo:font-size="12pt" officeooo:rsid="000de4c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1. Un SAI tiene un precio elevado lo cual no suele ser asequible para un usuario doméstico. En el mercado existen alternativas más económicas para proteger los equipos contra subidas y picos de tensión. Busca información sobre estos equipos y selecciona el que te parezca más adecuado para tu ordenador personal. Puedes consultar las páginas de fabricantes como Emerson, APC, Eaton o Socomec.</text:p>
      <text:p text:style-name="P1"/>
      <text:p text:style-name="Standard"><text:a xlink:type="simple" xlink:href="https://www.amazon.es/Eaton-5E850IUSB-Sistema-alimentación-interrumpida/dp/B00MU3Q5KO/ref=asc_df_B00MU3Q5KO/?tag=googshopes-21&amp;linkCode=df0&amp;hvadid=340120970867&amp;hvpos=1o2&amp;hvnetw=g&amp;hvrand=14920914540345078424&amp;hvpone=&amp;hvptwo=&amp;hvqmt=&amp;hvdev=c&amp;hvdvcmdl=&amp;hvlocint=&amp;hvlocphy=20267&amp;hvtargid=pla-348076887529&amp;psc=1" text:style-name="Internet_20_link" text:visited-style-name="Visited_20_Internet_20_Link"><text:span text:style-name="T1">Eaton 5E850IUSB - Sistema de alimentación interrumpida </text:span></text:a></text:p>
      <text:p text:style-name="P2">Esta me parece una buena alternativa económica para un ordenador personal.</text:p>
      <text:p text:style-name="P2">Pesa 299gr, tiene un voltaje de 230 voltios con una potencia de 480 vat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19 </meta:initial-creator>
    <meta:creation-date>2019-10-03T11:32:41.001722284</meta:creation-date>
    <dc:date>2019-10-03T11:39:31.064444766</dc:date>
    <dc:creator>I116-19 </dc:creator>
    <meta:editing-duration>PT6M50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4" meta:word-count="95" meta:character-count="600" meta:non-whitespace-character-count="508"/>
  </office:meta>
</office:document-meta>
</file>